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332d" officeooo:paragraph-rsid="0014332d"/>
    </style:style>
    <style:style style:name="P2" style:family="paragraph" style:parent-style-name="Standard">
      <style:text-properties officeooo:rsid="0014637d" officeooo:paragraph-rsid="0014637d"/>
    </style:style>
    <style:style style:name="P3" style:family="paragraph" style:parent-style-name="Standard">
      <style:text-properties officeooo:rsid="0015b344" officeooo:paragraph-rsid="0015b344"/>
    </style:style>
    <style:style style:name="P4" style:family="paragraph" style:parent-style-name="Standard">
      <style:text-properties officeooo:rsid="001794d7" officeooo:paragraph-rsid="001794d7"/>
    </style:style>
    <style:style style:name="P5" style:family="paragraph" style:parent-style-name="Standard">
      <style:text-properties fo:font-weight="bold" officeooo:rsid="001794d7" officeooo:paragraph-rsid="001794d7" style:font-weight-asian="bold" style:font-weight-complex="bold"/>
    </style:style>
    <style:style style:name="P6" style:family="paragraph" style:parent-style-name="Standard">
      <style:text-properties fo:font-weight="bold" officeooo:rsid="0015b344" officeooo:paragraph-rsid="0015b344" style:font-weight-asian="bold" style:font-weight-complex="bold"/>
    </style:style>
    <style:style style:name="P7" style:family="paragraph" style:parent-style-name="Standard">
      <style:text-properties fo:font-weight="bold" officeooo:rsid="0014637d" officeooo:paragraph-rsid="0014637d" style:font-weight-asian="bold" style:font-weight-complex="bold"/>
    </style:style>
    <style:style style:name="P8" style:family="paragraph" style:parent-style-name="Standard">
      <style:text-properties fo:font-weight="bold" officeooo:rsid="0014332d" officeooo:paragraph-rsid="0014332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ujet n°1</text:p>
      <text:p text:style-name="Standard"/>
      <text:p text:style-name="Standard">Ci ꝯmence la uic</text:p>
      <text:p text:style-name="Standard">a moseigneur seint brice:</text:p>
      <text:p text:style-name="Standard">rice</text:p>
      <text:p text:style-name="Standard"><text:s/>Iant seĩz brices estoit</text:p>
      <text:p text:style-name="Standard">iouuenciaus ilguetoit</text:p>
      <text:p text:style-name="Standard">molt seĩt martiPor</text:p>
      <text:p text:style-name="Standard">ce qil le ueoit uiell home</text:p>
      <text:p text:style-name="Standard"><text:s/>de gint abstinece ide</text:p>
      <text:p text:style-name="Standard">seinte uie Et li iouueciaus auoit le cuez</text:p>
      <text:p text:style-name="Standard">ioentic.si neli plesoiet mie les oeures</text:p>
      <text:p text:style-name="Standard">del seĩt home qi estoit aiceuesqes Car</text:p>
      <text:p text:style-name="Standard">il uolsist bn qil senietenist de dras  dn</text:p>
      <text:p text:style-name="Standard">utres choses plus belemet si com li pla</text:p>
      <text:p text:style-name="Standard">eu frroiēt encore re sil ueoiēt les eues</text:p>
      <text:p text:style-name="Standard">qes  les autres psones deoiuit poure</text:p>
      <text:p text:style-name="Standard">mēt  en uielz abiz ienginz abstiueces</text:p>
      <text:p text:style-name="Standard">por la mor nit seignor.Mes enblasmeir</text:p>
      <text:p text:style-name="Standard">ient diroiēt q ce seroit ẏpcrisie:Et</text:p>
      <text:p text:style-name="Standard">Orce ne set len mes q fete cromets</text:p>
      <text:p text:style-name="Standard">mus neseser auqͥl chief trere caun</text:p>
      <text:p text:style-name="Standard">Menigus est qi ueust ferebn couern</text:p>
      <text:p text:style-name="Standard">i ie nuf nel tient acrestien eonaanro</text:p>
      <text:p text:style-name="Standard">Qi le mal fet aptemet ermeroaniro</text:p>
      <text:p text:style-name="Standard">Qi se meintient moiemiemēt cimeut</text:p>
      <text:p text:style-name="Standard">Con li mes sus qil es eschars aoiouit</text:p>
      <text:p text:style-name="Standard">Siest li maus par fot espars ceoiert</text:p>
      <text:p text:style-name="Standard">Me nus ne set q'deuenir cmerioien</text:p>
      <text:p text:style-name="Standard">cla quel uoie ilpuist tenir eomei</text:p>
      <text:p text:style-name="Standard">Iior auint quns hom estoit</text:p>
      <text:p text:style-name="Standard">entrepris degint enfermeite si a</text:p>
      <text:p text:style-name="Standard">loit querant seif martu por a</text:p>
      <text:p text:style-name="Standard">uoir sante  aide car li seĩt home uiuoit</text:p>
      <text:p text:style-name="Standard">encore adonc Seĩz brices estoit lors di</text:p>
      <text:p text:style-name="Standard">acres  si estoit enla place oucil deman</text:p>
      <text:p text:style-name="Standard">doit le seint euesqe Qraut seĩt brice loi</text:p>
      <text:p text:style-name="Standard">il li dist " Se quleueuz conoistie regaide</text:p>
      <text:p text:style-name="Standard">le delonig car il cil desuez si le porins bn</text:p>
      <text:p text:style-name="Standard">reqnoistre car il est besoignes  ausuit</text:p>
      <text:p text:style-name="Standard">regnide il ueis le ciel com sil fust desuez</text:p>
      <text:p text:style-name="Standard">Qrant li poures hom entendi ce il nelē</text:p>
      <text:p text:style-name="Standard">fu gueres enz ala taut qeuāt le seĩt hai</text:p>
      <text:p text:style-name="Standard">me qil lot crouc  si fu toz gueriz desen</text:p>
      <text:p text:style-name="Standard">fermetet seĩt martins uint aseĩt</text:p>
      <text:p text:style-name="Standard">Clrir</text:p>
      <text:p text:style-name="Standard">brice qi dia cres estoit ila parla entel</text:p>
      <text:p text:style-name="Standard">mamiere rices dont ne cesemble ie</text:p>
      <text:p text:style-name="Standard">borgnes  desuez Qamt illoi si enot</text:p>
      <text:p text:style-name="Standard">grat honte si ꝯmenca ason pooir ai</text:p>
      <text:p text:style-name="Standard">denoier ceste parole cons ne lauoit</text:p>
      <text:p text:style-name="Standard">dite Dont li dist. " seĩt martins.mes</text:p>
      <text:p text:style-name="Standard"><text:soft-page-break/>oreilles estoieēt ps de cabouche demē</text:p>
      <text:p text:style-name="Standard">tieres qtu le deis tbnsaches qa</text:p>
      <text:p text:style-name="Standard">peines maotroie nre sires q tu auies</text:p>
      <text:p text:style-name="Standard">aps moi leueschieMMes ne porqnt tu</text:p>
      <text:p text:style-name="Standard">Lauras si ensoffetras auicois molt</text:p>
      <text:p text:style-name="Standard">dausitez  molt de psecufons Qant</text:p>
      <text:p text:style-name="Standard">seĩt brices loi si len ꝯmeca adegahēt</text:p>
      <text:p text:style-name="Standard"> adire Sot ne disoie iebn qcist di</text:p>
      <text:p text:style-name="Standard">soit souuebes foiz desuces paroles Eni</text:p>
      <text:p text:style-name="Standard">tel maniere les denia il souēt le seĩt</text:p>
      <text:p text:style-name="Standard">home par paroles Cat qil fu morz</text:p>
      <text:p text:style-name="Standard">si com uos ques oi ꝯfet ar rieres.</text:p>
      <text:p text:style-name="Standard">ant lacitez su sanz pas</text:p>
      <text:p text:style-name="Standard">tor qi la gounast Nicitoien</text:p>
      <text:p text:style-name="Standard">eslurēt seĩt brice.aarceuesq'</text:p>
      <text:p text:style-name="Standard">car il estoit de seĩte uie encore fust il</text:p>
      <text:p text:style-name="Standard">orgueilleuslu cretiesme an aps ce</text:p>
      <text:p text:style-name="Standard">qil fu aordenez aarceuesqe  mis en</text:p>
      <text:p text:style-name="Standard">la.seignorie.Li unit uns graz anurz</text:p>
      <text:p text:style-name="Standard"> uns gnnz blasmes cat une feme qi</text:p>
      <text:p text:style-name="Standard">les dras lauoit desa mesmee fu ence</text:p>
      <text:p text:style-name="Standard">inte  si acocha  ot un enfat. si se me</text:p>
      <text:p text:style-name="Standard">mtenoit cele enguise religieuse par</text:p>
      <text:p text:style-name="Standard">le semblat deses uestemez et qant</text:p>
      <text:p text:style-name="Standard">cil dela cite sorēt q cele estoit acochie</text:p>
      <text:p text:style-name="Standard">denfat il furēt nilt irie  molt corre</text:p>
      <text:p text:style-name="Standard">ciez par ce qillor sembloit qele esto</text:p>
      <text:p text:style-name="Standard">it de molt bone uie Simistrēt tot</text:p>
      <text:p text:style-name="Standard">le blasme  tot la fere seur seĩt brice</text:p>
      <text:p text:style-name="Standard"><text:s/>liuoudret tuit ensemble corte seure</text:p>
      <text:p text:style-name="Standard">por lapidet  porocirre  si disoiēt Qa</text:p>
      <text:p text:style-name="Standard">pitie del seĩt home qi clexs tu fus afet</text:p>
      <text:p text:style-name="Standard">a celet molt longuemel tes males oe</text:p>
      <text:p text:style-name="Standard">ures  tagrnāt lurure Etdex ne nos</text:p>
      <text:p text:style-name="Standard">Se seĩt</text:p>
      <text:p text:style-name="Standard">Lest mes besier fieus meins car eles</text:p>
      <text:p text:style-name="Standard">ne Camit mie dignes Seĩz brices res</text:p>
      <text:p text:style-name="Standard">pondoit qanqil pooit encotre si disō</text:p>
      <text:p text:style-name="Standard">it qons teS chose neli estoit auenue</text:p>
      <text:p text:style-name="Standard">Mes co pla senescondisoit  cil meĩs</text:p>
      <text:p text:style-name="Standard">lencreoiēt s af q' seĩt brices dist qaͣl</text:p>
      <text:p text:style-name="Standard">il uie qil ni porroit cieus durer ennui</text:p>
      <text:p text:style-name="Standard">le mamere q'len li aportast lenfant</text:p>
      <text:p text:style-name="Standard">deueit lui Li enfez fu aportez qi na</text:p>
      <text:p text:style-name="Standard">uoit q.xxx.iorz Qant il fu mis di</text:p>
      <text:p text:style-name="Standard">uat le pueple qila estoit assemblezi</text:p>
      <text:p text:style-name="Standard">deuEt seĩt brice seiz brices pla isid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5:44:11.951722364</meta:creation-date>
    <dc:date>2019-12-20T10:56:17.370337679</dc:date>
    <meta:editing-duration>PT17M2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98" meta:word-count="646" meta:character-count="3321" meta:non-whitespace-character-count="2776"/>
  </office:meta>
</office:document-meta>
</file>